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styles.xml" manifest:media-type="text/xml"/>
  <manifest:file-entry manifest:full-path="Object 52/content.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Thumbnails/thumbnail.png" manifest:media-type="image/png"/>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settings.xml" manifest:media-type="text/xml"/>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Heading_20_1">
      <style:paragraph-properties fo:break-before="page"/>
    </style:style>
    <style:style style:name="P117" style:family="paragraph" style:parent-style-name="Standard">
      <style:text-properties officeooo:rsid="005c1f00" officeooo:paragraph-rsid="005c1f00"/>
    </style:style>
    <style:style style:name="P118" style:family="paragraph" style:parent-style-name="Standard">
      <style:text-properties officeooo:rsid="01970cef" officeooo:paragraph-rsid="01970cef"/>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83cm" svg:width="17.221cm" svg:height="0.66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6.667cm" svg:height="1.187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9cm" svg:width="16.605cm" svg:height="0.594cm" draw:z-index="15"><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draw:frame draw:style-name="fr1" draw:name="Object31" text:anchor-type="as-char" svg:y="-0.377cm" svg:width="0.609cm" svg:height="0.533cm" draw:z-index="27"><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8"><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text:soft-page-break/><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3"><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21cm" svg:width="4.17cm" svg:height="1.004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633cm" svg:height="1.004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4"><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9cm" svg:width="4.163cm" svg:height="0.594cm" draw:z-index="35"><draw:object xlink:href="./Object 16" xlink:type="simple" xlink:show="embed" xlink:actuate="onLoad"/><draw:image xlink:href="./ObjectReplacements/Object 16" xlink:type="simple" xlink:show="embed" xlink:actuate="onLoad"/></draw:frame></text:p>
      <text:p text:style-name="P117">v_e and v_f mathc with v_1 and v_2 in the formulae.</text:p>
      <text:p text:style-name="P118">Please note we are postulating an extra force that is not absolutely mandatory except if fine tuning for an immortal sun.</text:p>
      <text:p text:style-name="P118">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377cm" svg:width="2.099cm" svg:height="0.526cm"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377cm" svg:width="2.648cm" svg:height="0.526cm" draw:z-index="41"><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377cm" svg:width="1.716cm" svg:height="0.526cm" draw:z-index="42"><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527cm" svg:width="3.103cm" svg:height="0.676cm" draw:z-index="43"><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545cm" svg:width="5.683cm" svg:height="0.693cm" draw:z-index="44"><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ext:soft-page-break/>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5"><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text:soft-page-break/><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
      <text:p text:style-name="P25"><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6"><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text:soft-page-break/></text:p>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text:soft-page-break/>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496cm" svg:width="2.066cm" svg:height="0.873cm" draw:z-index="36"><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437cm" svg:width="7.743cm" svg:height="0.591cm" draw:z-index="37"><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377cm" svg:width="3.979cm" svg:height="0.531cm" draw:z-index="38"><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ext:soft-page-break/>This might mean that if a human being dies in space on a spacecraft away from a planet, they might fail to reincarnate.</text:p>
      <text:p text:style-name="P64">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621cm" svg:width="8.163cm" svg:height="1.004cm" draw:z-index="40"><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p text:style-name="P115"><text:soft-page-break/></text:p>
      <text:h text:style-name="P116"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18T16:26:39.537261145</dc:date>
    <meta:editing-duration>PT18H5M</meta:editing-duration>
    <meta:editing-cycles>287</meta:editing-cycles>
    <meta:generator>LibreOffice/24.2.2.2$MacOSX_AARCH64 LibreOffice_project/d56cc158d8a96260b836f100ef4b4ef25d6f1a01</meta:generator>
    <meta:document-statistic meta:table-count="2" meta:image-count="0" meta:object-count="47" meta:page-count="17" meta:paragraph-count="508" meta:word-count="6034" meta:character-count="35173" meta:non-whitespace-character-count="29596"/>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u</mi>
          <mi mathvariant="italic">any</mi>
        </msub>
      </mrow>
    </mrow>
    <annotation encoding="StarMath 5.0">{ Z _ 1 { F _ 1 + Z _ 2 } { ( { { I + %phi ^ invertedB _ %rho } ( { g ^ %mu _ %eta - I } ) } ) = ( { m _ 0 + { u _ EM / c ^ 2 } } )   ( %psi (x^%mu+nabla . %psi /r^%pi/c)) ( { %psi  ( { x _ %mu + partial _ %mu  %phi / 1000000000  } )})  u_any }}</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i mathvariant="normal">ℏ</mi>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row>
              <msup>
                <mi mathvariant="italic">dl</mi>
                <mn>0</mn>
              </msup>
              <mo stretchy="false">−</mo>
              <mi>m</mi>
            </mrow>
            <msup>
              <mi mathvariant="italic">dl</mi>
              <mrow>
                <msubsup>
                  <mi>ϕ</mi>
                  <mi>ρ</mi>
                  <mrow>
                    <mi mathvariant="italic">odd</mi>
                    <mn>4</mn>
                  </mrow>
                </msubsup>
                <mo stretchy="false">×</mo>
                <mn>2</mn>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 { dl ^ 0 - m } dl ^ { %phi_%rho^odd4 times 2 } }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i>ψ</mi>
      <mrow>
        <mo fence="true" form="prefix" stretchy="false">(</mo>
        <mrow>
          <mrow>
            <mrow>
              <mo stretchy="false">∫</mo>
              <msup>
                <msqrt>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o fence="true" form="prefix" stretchy="false">|</mo>
                  <mrow>
                    <mi>k</mi>
                  </mrow>
                  <mo fence="true" form="postfix" stretchy="false">|</mo>
                </mrow>
              </msup>
            </mrow>
            <msub>
              <mi>u</mi>
              <mi>γ</mi>
            </msub>
            <msub>
              <mi mathvariant="italic">dt</mi>
              <mi>δ</mi>
            </msub>
          </mrow>
        </mrow>
        <mo fence="true" form="postfix" stretchy="false">)</mo>
      </mrow>
      <msub>
        <mi>u</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annotation encoding="StarMath 5.0">{ { Z _ 2 = ( { m _ 0 + { u _ EM / c ^ 2 } } ) } k %psi ( { int {sqrt { valt _ %gamma ( u _ %alpha ) { u _ %beta + d } { ( { k _ %epsilon A ^ %mu _ %mu q ^ 2 r ^ T _ %pi } ) / d } r ^ T _ %pi }}^{lline k rline} u _ %gamma dt _ %delta } ) u _ %delta ( { { { { { +- mc ^ 3 + q } c A _ "any" } over { m c ^ 3 } } + %phi _ %rho^%DELTA } K ^ { %eta %rho } _ { %mu %omega } hat vec c _ %omega } )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i mathvariant="normal">2</mi>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
        <mi mathvariant="normal">Μ</mi>
        <mrow>
          <mi>ι</mi>
          <mi>η</mi>
          <mi>d</mi>
        </mrow>
      </msub>
    </mrow>
    <annotation encoding="StarMath 5.0">{ { F _ 1 = ( { 2 { %phi ^ inverted _ %rho + 1 } } ) } ( { { { +- mc ^ 3 + d } { S _ "any" / dt } } over { m c ^ 3 } } ) %MU _ { %iota %eta d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sup>
          <mi mathvariant="normal">ℏ</mi>
          <mn>2</mn>
        </msup>
        <mrow/>
      </msup>
      <msub>
        <mo stretchy="false">∂</mo>
        <mi>μ</mi>
      </msub>
      <mrow>
        <msup>
          <mo stretchy="false">∂</mo>
          <mi>μ</mi>
        </msup>
        <mo stretchy="false">−</mo>
        <mn>2</mn>
      </mrow>
      <mrow>
        <mi>B</mi>
        <mo stretchy="false">⊗</mo>
        <mi>B</mi>
      </mrow>
    </mrow>
    <annotation encoding="StarMath 5.0">{ { v _ 3 = { 1 over 2 } } { hbar ^ 2 } ^ { } partial _ %mu { partial^%mu - 2 } { B otimes B } }</annotation>
  </semantics>
</math>
</file>

<file path=Object 7/content.xml><?xml version="1.0" encoding="utf-8"?>
<math xmlns="http://www.w3.org/1998/Math/MathML" display="block">
  <semantics>
    <mrow>
      <mrow>
        <msub>
          <mi>v</mi>
          <mn>4</mn>
        </msub>
        <mo stretchy="false">=</mo>
        <mfrac>
          <mn>1</mn>
          <mn>2</mn>
        </mfrac>
      </mrow>
      <msup>
        <mi mathvariant="normal">ℏ</mi>
        <mn>2</mn>
      </msup>
      <msup>
        <mo stretchy="false">∂</mo>
        <mi>μ</mi>
      </msup>
      <msub>
        <mo stretchy="false">∂</mo>
        <mi>μ</mi>
      </msub>
    </mrow>
    <annotation encoding="StarMath 5.0">  v _ 4 = { 1 over 2 }  hbar ^ {2 }  partial ^ %mu   partial _ %mu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